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Compact" style:list-style-name="WWNum1004"/>
    <style:style style:name="P5" style:family="paragraph" style:parent-style-name="Compact" style:list-style-name="WWNum1005"/>
    <style:style style:name="P6" style:family="paragraph" style:parent-style-name="Compact" style:list-style-name="WWNum1006"/>
    <style:style style:name="P7" style:family="paragraph" style:parent-style-name="Compact" style:list-style-name="WWNum1007"/>
    <style:style style:name="P8" style:family="paragraph" style:parent-style-name="Compact" style:list-style-name="WWNum1008"/>
    <style:style style:name="P9" style:family="paragraph" style:parent-style-name="Compact" style:list-style-name="WWNum1009"/>
    <style:style style:name="P10" style:family="paragraph" style:parent-style-name="Compact" style:list-style-name="WWNum1010"/>
    <style:style style:name="P11" style:family="paragraph" style:parent-style-name="Compact" style:list-style-name="WWNum1011"/>
    <style:style style:name="P12" style:family="paragraph" style:parent-style-name="Compact" style:list-style-name="WWNum1012"/>
    <style:style style:name="P13" style:family="paragraph" style:parent-style-name="Compact" style:list-style-name="WWNum1013"/>
    <style:style style:name="P14" style:family="paragraph" style:parent-style-name="First_20_Paragraph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1ef0"/>
    </style:style>
    <style:style style:name="T3" style:family="text">
      <style:text-properties officeooo:rsid="000fc3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D</text:span>éveloppe<text:span text:style-name="T3">ment</text:span> <text:span text:style-name="T2">d’</text:span>un progiciel de e-learning pour une grande école d’ingénieurs.</text:p>
      <text:p text:style-name="P15"/>
      <text:p text:style-name="P15"/>
      <text:p text:style-name="P15"/>
      <text:h text:style-name="Heading_20_3" text:outline-level="3"><text:bookmark-start text:name="Xb689457c3709be168b64f3b621d80de2070b331"/>1. <text:span text:style-name="T1">Définition des besoins et des objectifs</text:span></text:h>
      <text:list xml:id="list2242241192" text:style-name="WWNum1001">
        <text:list-item>
          <text:p text:style-name="P1"><text:span text:style-name="T1">Objectifs du projet</text:span> : Créer une plateforme e-learning intuitive, interactive, et évolutive qui permettra aux étudiants et aux enseignants de gérer les cours, les examens, les ressources pédagogiques, etc.</text:p>
        </text:list-item>
        <text:list-item>
          <text:p text:style-name="P1"><text:span text:style-name="T1">Bénéficiaires</text:span> : Les étudiants, les enseignants, et l’administration de l’école d’ingénieurs.</text:p>
        </text:list-item>
        <text:list-item>
          <text:p text:style-name="P1"><text:span text:style-name="T1">Fonctionnalités clés</text:span> :</text:p>
          <text:list text:style-name="WWNum1002">
            <text:list-item>
              <text:p text:style-name="P2">Gestion des cours (ajout, modification, suppression)</text:p>
            </text:list-item>
            <text:list-item>
              <text:p text:style-name="P2">Gestion des utilisateurs (étudiants, enseignants, administrateurs)</text:p>
            </text:list-item>
            <text:list-item>
              <text:p text:style-name="P2">Suivi des performances des étudiants (examens, notes, progression)</text:p>
            </text:list-item>
            <text:list-item>
              <text:p text:style-name="P2">Forum de discussion et messagerie pour la collaboration</text:p>
            </text:list-item>
            <text:list-item>
              <text:p text:style-name="P2">Intégration d’outils multimédias pour l’apprentissage interactif</text:p>
            </text:list-item>
            <text:list-item>
              <text:p text:style-name="P2">Accès mobile et réactivité sur divers appareils<text:bookmark-end text:name="Xb689457c3709be168b64f3b621d80de2070b331"/></text:p>
            </text:list-item>
          </text:list>
        </text:list-item>
      </text:list>
      <text:h text:style-name="Heading_20_3" text:outline-level="3"><text:bookmark-start text:name="X7963ca877b5df8656939e0612ac4bec22db97b4"/>2. <text:span text:style-name="T1">Analyse des exigences</text:span></text:h>
      <text:list xml:id="list142158424415561" text:continue-list="list2242241192" text:style-name="WWNum1003">
        <text:list-item>
          <text:p text:style-name="P3"><text:span text:style-name="T1">Techniques</text:span> :</text:p>
          <text:list text:style-name="WWNum1004">
            <text:list-item>
              <text:p text:style-name="P4">Langages et frameworks à utiliser (par exemple : Java, Python, PHP, ou Node.js pour le backend ; React, Angular ou Vue pour le frontend)</text:p>
            </text:list-item>
            <text:list-item>
              <text:p text:style-name="P4">Base de données (MySQL, PostgreSQL, MongoDB)</text:p>
            </text:list-item>
            <text:list-item>
              <text:p text:style-name="P4">Sécurité des données (authentification, chiffrement des données sensibles)</text:p>
            </text:list-item>
            <text:list-item>
              <text:p text:style-name="P4">Hébergement (cloud ou serveur interne)</text:p>
            </text:list-item>
          </text:list>
        </text:list-item>
        <text:list-item>
          <text:p text:style-name="P3"><text:span text:style-name="T1">Non techniques</text:span> :</text:p>
          <text:list text:style-name="WWNum1005">
            <text:list-item>
              <text:p text:style-name="P5">Facilité d’utilisation (UX/UI)</text:p>
            </text:list-item>
            <text:list-item>
              <text:p text:style-name="P5">Accessibilité (normes pour personnes handicapées)</text:p>
            </text:list-item>
            <text:list-item>
              <text:p text:style-name="P5">Support multilingue (si nécessaire)<text:bookmark-end text:name="X7963ca877b5df8656939e0612ac4bec22db97b4"/></text:p>
            </text:list-item>
          </text:list>
        </text:list-item>
      </text:list>
      <text:h text:style-name="Heading_20_3" text:outline-level="3"><text:bookmark-start text:name="X477e74d09845c35b4b55daf539e5d3a8fb87ab1"/>3. <text:span text:style-name="T1">Planification</text:span></text:h>
      <text:list xml:id="list142158752855925" text:continue-list="list142158424415561" text:style-name="WWNum1006">
        <text:list-item>
          <text:p text:style-name="P6"><text:span text:style-name="T1">Décomposition du projet en phases</text:span> :</text:p>
          <text:list text:style-name="WWNum1007">
            <text:list-item>
              <text:p text:style-name="P7"><text:span text:style-name="T1">Phase 1</text:span> : Analyse des besoins détaillée et conception technique (durée estimée : 2-3 semaines)</text:p>
            </text:list-item>
            <text:list-item>
              <text:p text:style-name="P7"><text:span text:style-name="T1">Phase 2</text:span> : Développement de la structure backend (durée estimée : 4-6 semaines)</text:p>
            </text:list-item>
            <text:list-item>
              <text:p text:style-name="P7"><text:span text:style-name="T1">Phase 3</text:span> : Développement de l’interface utilisateur (durée estimée : 4-6 semaines)</text:p>
            </text:list-item>
            <text:list-item>
              <text:p text:style-name="P7"><text:span text:style-name="T1">Phase 4</text:span> : Tests (fonctionnels, unitaires, sécurité) (durée estimée : 3 semaines)</text:p>
            </text:list-item>
            <text:list-item>
              <text:p text:style-name="P7"><text:span text:style-name="T1">Phase 5</text:span> : Déploiement et formation des utilisateurs (durée estimée : 2 semaines)<text:bookmark-end text:name="X477e74d09845c35b4b55daf539e5d3a8fb87ab1"/></text:p>
            </text:list-item>
          </text:list>
        </text:list-item>
      </text:list>
      <text:h text:style-name="Heading_20_3" text:outline-level="3"><text:bookmark-start text:name="Xd12fad3d7fdd376f4281628c9f5296ab961c0e5"/><text:soft-page-break/>4. <text:span text:style-name="T1">Ressources</text:span></text:h>
      <text:list xml:id="list142159047453400" text:continue-list="list142158752855925" text:style-name="WWNum1008">
        <text:list-item>
          <text:p text:style-name="P8"><text:span text:style-name="T1">Équipe</text:span> :</text:p>
          <text:list text:style-name="WWNum1009">
            <text:list-item>
              <text:p text:style-name="P9">Chefs de projet</text:p>
            </text:list-item>
            <text:list-item>
              <text:p text:style-name="P9">Développeurs backend et frontend</text:p>
            </text:list-item>
            <text:list-item>
              <text:p text:style-name="P9">UX/UI designers</text:p>
            </text:list-item>
            <text:list-item>
              <text:p text:style-name="P9">Experts en sécurité informatique</text:p>
            </text:list-item>
            <text:list-item>
              <text:p text:style-name="P9">Spécialistes de l’e-learning</text:p>
            </text:list-item>
          </text:list>
        </text:list-item>
        <text:list-item>
          <text:p text:style-name="P8"><text:span text:style-name="T1">Outils</text:span> :</text:p>
          <text:list text:style-name="WWNum1010">
            <text:list-item>
              <text:p text:style-name="P10">Outils de gestion de projet (Jira, Trello)</text:p>
            </text:list-item>
            <text:list-item>
              <text:p text:style-name="P10">Environnements de développement (IDE, Git)</text:p>
            </text:list-item>
            <text:list-item>
              <text:p text:style-name="P10">Plateformes de test (Jest, Selenium, etc.)<text:bookmark-end text:name="Xd12fad3d7fdd376f4281628c9f5296ab961c0e5"/></text:p>
            </text:list-item>
          </text:list>
        </text:list-item>
      </text:list>
      <text:h text:style-name="Heading_20_3" text:outline-level="3"><text:bookmark-start text:name="X4a9913109abb545e133424106d3dc5a51cf09e8"/>5. <text:span text:style-name="T1">Suivi et gestion des risques</text:span></text:h>
      <text:list xml:id="list142159673570295" text:continue-list="list142159047453400" text:style-name="WWNum1011">
        <text:list-item>
          <text:p text:style-name="P11"><text:span text:style-name="T1">Suivi</text:span> : Rapports hebdomadaires sur l’avancement, jalons à respecter pour chaque phase</text:p>
        </text:list-item>
        <text:list-item>
          <text:p text:style-name="P11"><text:span text:style-name="T1">Risques</text:span> :</text:p>
          <text:list text:style-name="WWNum1012">
            <text:list-item>
              <text:p text:style-name="P12"><text:span text:style-name="T1">Délai de livraison</text:span> : Retards potentiels dans la réalisation de certaines fonctionnalités complexes</text:p>
            </text:list-item>
            <text:list-item>
              <text:p text:style-name="P12"><text:span text:style-name="T1">Budget</text:span> : Besoin de financement supplémentaire pour des services externes (hébergement cloud, licences de logiciels)</text:p>
            </text:list-item>
            <text:list-item>
              <text:p text:style-name="P12"><text:span text:style-name="T1">Qualité</text:span> : Problèmes de bugs ou de sécurité non détectés pendant les tests<text:bookmark-end text:name="X4a9913109abb545e133424106d3dc5a51cf09e8"/></text:p>
            </text:list-item>
          </text:list>
        </text:list-item>
      </text:list>
      <text:h text:style-name="Heading_20_3" text:outline-level="3"><text:bookmark-start text:name="X7b1aae54cfe6d3c11bcf5ffd2bdc3ebd8d13a9a"/>6. <text:span text:style-name="T1">Lancement et évaluation</text:span></text:h>
      <text:list text:continue-list="list142159673570295" text:style-name="WWNum1013">
        <text:list-item>
          <text:p text:style-name="P13"><text:span text:style-name="T1">Lancement</text:span> : Déploiement progressif dans l’école avec retour d’expérience des utilisateurs.</text:p>
        </text:list-item>
        <text:list-item>
          <text:p text:style-name="P13"><text:span text:style-name="T1">Évaluation</text:span> : Suivi des performances et de la satisfaction utilisateur post-lancement, ajustements et évolutions de la plateforme.<text:bookmark-end text:name="X7b1aae54cfe6d3c11bcf5ffd2bdc3ebd8d13a9a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reeSans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FreeSerif" style:font-family-complex="FreeSeri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FreeSerif" style:font-family-complex="FreeSeri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2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2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2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4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4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5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5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5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5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6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6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7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7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7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7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9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8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8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0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9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9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9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9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1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0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0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0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0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2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1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1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1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3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2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2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2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1970-01-01T00:00:00</meta:creation-date>
    <dc:date>2024-10-24T14:21:57.251600231</dc:date>
    <meta:generator>LibreOffice/24.2.6.2$Linux_X86_64 LibreOffice_project/420$Build-2</meta:generator>
    <meta:editing-duration>PT14M5S</meta:editing-duration>
    <meta:editing-cycles>2</meta:editing-cycles>
    <meta:print-date>2024-10-24T14:18:45.768037150</meta:print-date>
    <meta:printed-by>PDF files</meta:printed-by>
    <meta:document-statistic meta:table-count="0" meta:image-count="0" meta:object-count="0" meta:page-count="2" meta:paragraph-count="48" meta:word-count="412" meta:character-count="2684" meta:non-whitespace-character-count="2361"/>
    <meta:user-defined meta:name="AppVersion">12.0000</meta:user-defined>
    <meta:template xlink:type="simple" xlink:actuate="onRequest" xlink:title="Normal.dotm" xlink:href=""/>
  </office:meta>
</office:document-meta>
</file>